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Poppins" svg:font-family="Poppins" style:font-adornments="Regular" style:font-pitch="variable"/>
  </office:font-face-decls>
  <office:automatic-styles>
    <style:style style:name="P1" style:family="paragraph" style:parent-style-name="Heading_20_1">
      <style:text-properties officeooo:rsid="001c30f6" officeooo:paragraph-rsid="001c30f6"/>
    </style:style>
    <style:style style:name="P2" style:family="paragraph" style:parent-style-name="Text_20_body">
      <style:text-properties officeooo:paragraph-rsid="001c30f6"/>
    </style:style>
    <style:style style:name="P3" style:family="paragraph" style:parent-style-name="Text_20_body">
      <style:text-properties officeooo:rsid="001e0d60" officeooo:paragraph-rsid="001e0d60"/>
    </style:style>
    <style:style style:name="P4" style:family="paragraph" style:parent-style-name="Text_20_body">
      <style:text-properties officeooo:rsid="001c30f6" officeooo:paragraph-rsid="001c30f6"/>
    </style:style>
    <style:style style:name="T1" style:family="text">
      <style:text-properties officeooo:rsid="0021a597"/>
    </style:style>
    <style:style style:name="T2" style:family="text">
      <style:text-properties officeooo:rsid="001c30f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Dan's ProjectTask Library</text:h>
      <text:p text:style-name="P2"/>
      <text:p text:style-name="P3">Current Status: In-Testing for version 25.2800.0000.</text:p>
      <text:p text:style-name="P3"/>
      <text:h text:style-name="Heading_20_2" text:outline-level="2">Introduction</text:h>
      <text:p text:style-name="P2"><text:span text:style-name="T1">This is a</text:span> stand-alone .NET class library capable of providing extensive functionality for planning and managing projects and tasks<text:span text:style-name="T2"> of all kinds</text:span>. It features event-driven notification on property changes, as well as full serialization to and from JSON data files.</text:p>
      <text:p text:style-name="P4">You can use it for planning, scheduling, tracking and handling dependencies, in projects of WSF, Agile, Scrum, or Waterfall nature.</text:p>
      <text:p text:style-name="P4">This particular library treats a project and a task as the same type of record. Any entry can have multiple child objects as well as multiple dependencies, and any entry can be switched between types without loss of information. Therefore, if you need to convert a project to a task, then back to a project again, the only information that will have changed in the round-trip is the item type.</text:p>
      <text:p text:style-name="P4"/>
      <text:p text:style-name="P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Poppins" svg:font-family="Poppins" style:font-adornments="Regul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oppins" fo:font-family="Poppins" style:font-style-name="Regular"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7-31T13:34:09.127374400</meta:creation-date>
    <dc:date>2025-07-31T13:54:45.282387300</dc:date>
    <meta:editing-duration>PT14M59S</meta:editing-duration>
    <meta:editing-cycles>4</meta:editing-cycles>
    <meta:generator>LibreOffice/25.2.5.2$Windows_X86_64 LibreOffice_project/03d19516eb2e1dd5d4ccd751a0d6f35f35e08022</meta:generator>
    <meta:document-statistic meta:table-count="0" meta:image-count="0" meta:object-count="0" meta:page-count="1" meta:paragraph-count="6" meta:word-count="140" meta:character-count="875" meta:non-whitespace-character-count="741"/>
  </office:meta>
</office:document-meta>
</file>